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1.0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count_rows</text:p>
          </table:table-cell>
          <table:table-cell office:value-type="string" calcext:value-type="string">
            <text:p>max_central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4613.245" calcext:value-type="float">
            <text:p>34613.245</text:p>
          </table:table-cell>
          <table:table-cell office:value-type="string" calcext:value-type="string">
            <text:p>EXPLAIN ANALYZE <text:s/>CREATE TABLE centrality_200_2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200_origin <text:s/>), <text:s text:c="10"/>ARRAY(SELECT net_id AS end_id FROM sampling_weight_200_destination ), <text:s text:c="10"/>directed := TRUE) j <text:s text:c="10"/>left JOIN porto_alegre_net_largest AS b <text:s text:c="10"/>ON j.edge = b.ogc_fid <text:s text:c="10"/>GROUP BY <text:s/>b.ogc_fid, b.the_geom <text:s text:c="10"/>ORDER BY centrality DESC; <text:s/>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75505.388" calcext:value-type="float">
            <text:p>75505.388</text:p>
          </table:table-cell>
          <table:table-cell office:value-type="string" calcext:value-type="string">
            <text:p>EXPLAIN ANALYZE <text:s/>CREATE TABLE centrality_300_3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300_origin <text:s/>), <text:s text:c="10"/>ARRAY(SELECT net_id AS end_id FROM sampling_weight_300_destination ), <text:s text:c="10"/>directed := TRUE) j <text:s text:c="10"/>left JOIN porto_alegre_net_largest AS b <text:s text:c="10"/>ON j.edge = b.ogc_fid <text:s text:c="10"/>GROUP BY <text:s/>b.ogc_fid, b.the_geom <text:s text:c="10"/>ORDER BY centrality DESC;</text:p>
          </table:table-cell>
          <table:table-cell office:value-type="string" calcext:value-type="string">
            <text:p>Sort <text:s/>(cost=3173.08..3175.58 rows=1000 width=64) (actual time=75239.661..75244.805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012..0.053 rows=300 loops=1) <text:s text:c="2"/>InitPlan 2 (returns $1) <text:s text:c="4"/>-&gt; <text:s/>Seq Scan on sampling_weight_300_destination <text:s/>(cost=0.00..6.00 rows=300 width=8) (actual time=0.007..0.047 rows=300 loops=1) <text:s text:c="2"/>-&gt; <text:s/>HashAggregate <text:s/>(cost=3101.25..3111.25 rows=1000 width=64) (actual time=75223.073..75232.395 rows=32000 loops=1) <text:s text:c="8"/>Group Key: b.ogc_fid, b.the_geom <text:s text:c="8"/>Batches: 1 <text:s/>Memory Usage: 6673kB <text:s text:c="8"/>-&gt; <text:s/>Nested Loop Left Join <text:s/>(cost=0.67..3093.75 rows=1000 width=56) (actual time=24895.475..66373.230 rows=15922899 loops=1) <text:s text:c="14"/>-&gt; <text:s/>Function Scan on pgr_dijkstra j <text:s/>(cost=0.25..10.25 rows=1000 width=8) (actual time=24894.983..27429.005 rows=15922899 loops=1) <text:s text:c="14"/>-&gt; <text:s/>Index Scan using idx_porto_alegre_net_largest_id on porto_alegre_net_largest b <text:s/>(cost=0.42..3.07 rows=1 width=56) (actual time=0.002..0.002 rows=1 loops=15922899) <text:s text:c="20"/>Index Cond: (ogc_fid = j.edge) Planning Time: 0.639 ms Execution Time: 75505.388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5303" calcext:value-type="float">
            <text:p>5303</text:p>
          </table:table-cell>
          <table:table-cell office:value-type="float" office:value="1152" calcext:value-type="float">
            <text:p>1152</text:p>
          </table:table-cell>
          <table:table-cell office:value-type="float" office:value="14119.302" calcext:value-type="float">
            <text:p>14119.302</text:p>
          </table:table-cell>
          <table:table-cell office:value-type="string" calcext:value-type="string">
            <text:p>EXPLAIN ANALYZE CREATE TABLE porto_1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400.10..3402.60 rows=1000 width=64) (actual time=14063.341..14066.917 rows=21673 loops=1) <text:s text:c="2"/>Sort Key: (count(b.the_geom)) DESC <text:s text:c="2"/>Sort Method: quicksort <text:s/>Memory: 2631kB <text:s text:c="2"/>CTE pgr_result <text:s text:c="4"/>-&gt; <text:s/>ProjectSet <text:s/>(cost=224.00..229.27 rows=1000 width=32) (actual time=6812.618..8043.894 rows=1787766 loops=1) <text:s text:c="10"/>-&gt; <text:s/>Aggregate <text:s/>(cost=224.00..224.01 rows=1 width=64) (actual time=4.849..4.851 rows=1 loops=1) <text:s text:c="16"/>-&gt; <text:s/>Seq Scan on vertices_lookup_1000 <text:s/>(cost=0.00..174.00 rows=10000 width=16) (actual time=0.015..1.660 rows=10000 loops=1) <text:s text:c="2"/>-&gt; <text:s/>HashAggregate <text:s/>(cost=3111.00..3121.00 rows=1000 width=64) (actual time=14050.762..14057.897 rows=21673 loops=1) <text:s text:c="8"/>Group Key: b.the_geom, b.ogc_fid <text:s text:c="8"/>Batches: 1 <text:s/>Memory Usage: 4881kB <text:s text:c="8"/>-&gt; <text:s/>Nested Loop Left Join <text:s/>(cost=0.42..3103.50 rows=1000 width=56) (actual time=6812.688..13001.011 rows=1787766 loops=1) <text:s text:c="14"/>-&gt; <text:s/>CTE Scan on pgr_result <text:s/>(cost=0.00..20.00 rows=1000 width=32) (actual time=6812.622..8637.573 rows=1787766 loops=1) <text:s text:c="14"/>-&gt; <text:s/>Index Scan using idx_porto_alegre_net_largest_id on porto_alegre_net_largest b <text:s/>(cost=0.42..3.07 rows=1 width=56) (actual time=0.002..0.002 rows=1 loops=1787766) <text:s text:c="20"/>Index Cond: (ogc_fid = (pgr_result.pgr_dijkstra).edge) Planning Time: 0.591 ms Execution Time: 14119.302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423159.514" calcext:value-type="float">
            <text:p>423159.514</text:p>
          </table:table-cell>
          <table:table-cell office:value-type="string" calcext:value-type="string">
            <text:p>EXPLAIN ANALYZE CREATE TABLE porto_3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3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 ---- Max centrality value select max(centrality) FROM porto_3000_dijkstra_agg ; ---- Number of rows select count(*) FROM porto_3000_dijkstra_agg ;</text:p>
          </table:table-cell>
          <table:table-cell office:value-type="string" calcext:value-type="string">
            <text:p>Sort <text:s/>(cost=5188.10..5190.60 rows=1000 width=64) (actual time=422921.475..422927.188 rows=32000 loops=1) <text:s text:c="2"/>Sort Key: (count(b.the_geom)) DESC <text:s text:c="2"/>Sort Method: quicksort <text:s/>Memory: 3518kB <text:s text:c="2"/>CTE pgr_result <text:s text:c="4"/>-&gt; <text:s/>ProjectSet <text:s/>(cost=2012.01..2017.27 rows=1000 width=32) (actual time=354831.316..366828.692 rows=15922899 loops=1) <text:s text:c="10"/>-&gt; <text:s/>Aggregate <text:s/>(cost=2012.01..2012.02 rows=1 width=64) (actual time=26.448..26.450 rows=1 loops=1) <text:s text:c="16"/>-&gt; <text:s/>Seq Scan on vertices_lookup_3000 <text:s/>(cost=0.00..1562.00 rows=90000 width=16) (actual time=0.011..9.214 rows=90000 loops=1) <text:s text:c="2"/>-&gt; <text:s/>HashAggregate <text:s/>(cost=3111.00..3121.00 rows=1000 width=64) (actual time=422902.478..422913.399 rows=32000 loops=1) <text:s text:c="8"/>Group Key: b.the_geom, b.ogc_fid <text:s text:c="8"/>Batches: 1 <text:s/>Memory Usage: 6673kB <text:s text:c="8"/>-&gt; <text:s/>Nested Loop Left Join <text:s/>(cost=0.42..3103.50 rows=1000 width=56) (actual time=354831.941..413307.473 rows=15922899 loops=1) <text:s text:c="14"/>-&gt; <text:s/>CTE Scan on pgr_result <text:s/>(cost=0.00..20.00 rows=1000 width=32) (actual time=354831.319..372584.390 rows=15922899 loops=1) <text:s text:c="14"/>-&gt; <text:s/>Index Scan using idx_porto_alegre_net_largest_id on porto_alegre_net_largest b <text:s/>(cost=0.42..3.07 rows=1 width=56) (actual time=0.002..0.002 rows=1 loops=15922899) <text:s text:c="20"/>Index Cond: (ogc_fid = (pgr_result.pgr_dijkstra).edge) Planning Time: 0.473 ms Execution Time: 423159.514 ms</text:p>
          </table:table-cell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3944.047" calcext:value-type="float">
            <text:p>13944.047</text:p>
          </table:table-cell>
          <table:table-cell office:value-type="string" calcext:value-type="string">
            <text:p>EXPLAIN ANALYZE CREATE TABLE centrality_1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_origin), <text:s text:c="8"/>ARRAY(SELECT net_id AS end_id FROM weight_sampling_100_destination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Sort <text:s/>(cost=5853.41..5855.91 rows=1000 width=64) (actual time=13879.157..13881.921 rows=21751 loops=1) <text:s text:c="2"/>Sort Key: (count(b.the_geom)) DESC <text:s text:c="2"/>Sort Method: quicksort <text:s/>Memory: 2978kB <text:s text:c="2"/>InitPlan 1 (returns $0) <text:s text:c="4"/>-&gt; <text:s/>Seq Scan on weight_sampling_100_origin <text:s/>(cost=0.00..2.00 rows=100 width=8) (actual time=0.016..0.035 rows=100 loops=1) <text:s text:c="2"/>InitPlan 2 (returns $1) <text:s text:c="4"/>-&gt; <text:s/>Seq Scan on weight_sampling_100_destination <text:s/>(cost=0.00..2.00 rows=100 width=8) (actual time=0.009..0.027 rows=100 loops=1) <text:s text:c="2"/>-&gt; <text:s/>GroupAggregate <text:s/>(cost=5779.58..5799.58 rows=1000 width=64) (actual time=12635.510..13871.369 rows=21751 loops=1) <text:s text:c="8"/>Group Key: b.id, b.the_geom <text:s text:c="8"/>-&gt; <text:s/>Sort <text:s/>(cost=5779.58..5782.08 rows=1000 width=56) (actual time=12635.239..13241.978 rows=1715329 loops=1) <text:s text:c="14"/>Sort Key: b.id, b.the_geom <text:s text:c="14"/>Sort Method: external merge <text:s/>Disk: 105256kB <text:s text:c="14"/>-&gt; <text:s/>Nested Loop Left Join <text:s/>(cost=0.67..5729.75 rows=1000 width=56) (actual time=5574.168..11329.659 rows=1715329 loops=1) <text:s text:c="20"/>-&gt; <text:s/>Function Scan on pgr_dijkstra <text:s/>(cost=0.25..10.25 rows=1000 width=8) (actual time=5574.117..5967.621 rows=1715329 loops=1) <text:s text:c="20"/>-&gt; <text:s/>Index Scan using idx_porto_alegre_net_largest_id on porto_alegre_net_largest b <text:s/>(cost=0.42..5.71 rows=1 width=56) (actual time=0.002..0.003 rows=1 loops=1715329) <text:s text:c="26"/>Index Cond: (id = pgr_dijkstra.edge) Planning Time: 0.369 ms Execution Time: 13944.047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4212.059" calcext:value-type="float">
            <text:p>14212.059</text:p>
          </table:table-cell>
          <table:table-cell office:value-type="string" calcext:value-type="string">
            <text:p>EXPLAIN ANALYZE <text:s/>CREATE TABLE centrality_100_100_porto AS <text:s/>SELECT <text:s text:c="2"/>b.id, <text:s/>b.the_geom, <text:s/>count(the_geom) as centrality <text:s text:c="2"/>FROM <text:s/>pgr_dijkstra('SELECT <text:s/>id, <text:s text:c="29"/>source, <text:s text:c="28"/>target, <text:s text:c="28"/>cost <text:s text:c="22"/>FROM porto_alegre_net_largest', <text:s text:c="22"/>ARRAY(SELECT net_id AS start_id FROM weight_sampling_100_origin <text:s/>), <text:s text:c="22"/>ARRAY(SELECT net_id AS end_id FROM weight_sampling_100_destination ), <text:s text:c="22"/>directed := TRUE) j <text:s text:c="22"/>left JOIN porto_alegre_net_largest AS b <text:s text:c="22"/>ON j.edge = b.id <text:s text:c="22"/>GROUP BY <text:s/>b.id, b.the_geom <text:s text:c="22"/>ORDER BY centrality DESC; </text:p>
          </table:table-cell>
          <table:table-cell office:value-type="string" calcext:value-type="string">
            <text:p>Sort <text:s/>(cost=5853.41..5855.91 rows=1000 width=64) (actual time=14153.807..14156.225 rows=21751 loops=1) <text:s text:c="2"/>Sort Key: (count(b.the_geom)) DESC <text:s text:c="2"/>Sort Method: quicksort <text:s/>Memory: 2978kB <text:s text:c="2"/>InitPlan 1 (returns $0) <text:s text:c="4"/>-&gt; <text:s/>Seq Scan on weight_sampling_100_origin <text:s/>(cost=0.00..2.00 rows=100 width=8) (actual time=0.015..0.036 rows=100 loops=1) <text:s text:c="2"/>InitPlan 2 (returns $1) <text:s text:c="4"/>-&gt; <text:s/>Seq Scan on weight_sampling_100_destination <text:s/>(cost=0.00..2.00 rows=100 width=8) (actual time=0.009..0.027 rows=100 loops=1) <text:s text:c="2"/>-&gt; <text:s/>GroupAggregate <text:s/>(cost=5779.58..5799.58 rows=1000 width=64) (actual time=12845.086..14146.026 rows=21751 loops=1) <text:s text:c="8"/>Group Key: b.id, b.the_geom <text:s text:c="8"/>-&gt; <text:s/>Sort <text:s/>(cost=5779.58..5782.08 rows=1000 width=56) (actual time=12844.844..13481.742 rows=1715329 loops=1) <text:s text:c="14"/>Sort Key: b.id, b.the_geom <text:s text:c="14"/>Sort Method: external merge <text:s/>Disk: 105256kB <text:s text:c="14"/>-&gt; <text:s/>Nested Loop Left Join <text:s/>(cost=0.67..5729.75 rows=1000 width=56) (actual time=5577.430..11504.201 rows=1715329 loops=1) <text:s text:c="20"/>-&gt; <text:s/>Function Scan on pgr_dijkstra j <text:s/>(cost=0.25..10.25 rows=1000 width=8) (actual time=5577.380..5983.338 rows=1715329 loops=1) <text:s text:c="20"/>-&gt; <text:s/>Index Scan using idx_porto_alegre_net_largest_id on porto_alegre_net_largest b <text:s/>(cost=0.42..5.71 rows=1 width=56) (actual time=0.002..0.003 rows=1 loops=1715329) <text:s text:c="26"/>Index Cond: (id = j.edge) Planning Time: 0.373 ms Execution Time: 14212.059 ms</text:p>
          </table:table-cell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28899" calcext:value-type="float">
            <text:p>28899</text:p>
          </table:table-cell>
          <table:table-cell office:value-type="float" office:value="5252" calcext:value-type="float">
            <text:p>5252</text:p>
          </table:table-cell>
          <table:table-cell office:value-type="float" office:value="64398.838" calcext:value-type="float">
            <text:p>64398.838</text:p>
          </table:table-cell>
          <table:table-cell office:value-type="string" calcext:value-type="string">
            <text:p>EXPLAIN ANALYZE CREATE TABLE centrality_2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0_origin LIMIT 200), <text:s text:c="8"/>ARRAY(SELECT net_id AS end_id FROM weight_sampling_1000_destination LIMIT 200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<text:s/>Sort <text:s/>(cost=5857.41..5859.91 rows=1000 width=64) (actual time=63826.778..63830.453 rows=28899 loops=1) <text:s text:c="3"/>Sort Key: (count(b.the_geom)) DESC <text:s text:c="3"/>Sort Method: quicksort <text:s/>Memory: 3704kB <text:s text:c="3"/>InitPlan 1 (returns $0) <text:s text:c="5"/>-&gt; <text:s/>Limit <text:s/>(cost=0.00..4.00 rows=200 width=8) (actual time=0.027..0.083 rows=200 loops=1) <text:s text:c="11"/>-&gt; <text:s/>Seq Scan on weight_sampling_1000_origin <text:s/>(cost=0.00..20.00 rows=1000 width=8) (actual time=0.026..0.059 rows=200 loops=1) <text:s text:c="3"/>InitPlan 2 (returns $1) <text:s text:c="5"/>-&gt; <text:s/>Limit <text:s/>(cost=0.00..4.00 rows=200 width=8) (actual time=0.011..0.071 rows=200 loops=1) <text:s text:c="11"/>-&gt; <text:s/>Seq Scan on weight_sampling_1000_destination <text:s/>(cost=0.00..20.00 rows=1000 width=8) (actual time=0.011..0.041 rows=200 loops=1) <text:s text:c="3"/>-&gt; <text:s/>GroupAggregate <text:s/>(cost=5779.58..5799.58 rows=1000 width=64) (actual time=58275.084..63807.180 rows=28899 loops=1) <text:s text:c="9"/>Group Key: b.id, b.the_geom <text:s text:c="9"/>-&gt; <text:s/>Sort <text:s/>(cost=5779.58..5782.08 rows=1000 width=56) (actual time=58273.950..61033.906 rows=7164864 loops=1) <text:s text:c="15"/>Sort Key: b.id, b.the_geom <text:s text:c="15"/>Sort Method: external merge <text:s/>Disk: 439832kB <text:s text:c="15"/>-&gt; <text:s/>Nested Loop Left Join <text:s/>(cost=0.67..5729.75 rows=1000 width=56) (actual time=27044.588..52006.123 rows=7164864 loops=1) <text:s text:c="21"/>-&gt; <text:s/>Function Scan on pgr_dijkstra <text:s/>(cost=0.25..10.25 rows=1000 width=8) (actual time=27041.142..28746.873 rows=7164864 loops=1) <text:s text:c="21"/>-&gt; <text:s/>Index Scan using idx_porto_alegre_net_largest_id on porto_alegre_net_largest b <text:s/>(cost=0.42..5.71 rows=1 width=56) (actual time=0.002..0.003 rows=1 loops=7164864) <text:s text:c="27"/>Index Cond: (id = pgr_dijkstra.edge) <text:s/>Planning Time: 44.085 ms <text:s/>Execution Time: 64398.838 ms </text:p>
          </table:table-cell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33522" calcext:value-type="float">
            <text:p>33522</text:p>
          </table:table-cell>
          <table:table-cell office:value-type="float" office:value="11816" calcext:value-type="float">
            <text:p>11816</text:p>
          </table:table-cell>
          <table:table-cell office:value-type="float" office:value="136039.719" calcext:value-type="float">
            <text:p>136039.719</text:p>
          </table:table-cell>
          <table:table-cell office:value-type="string" calcext:value-type="string">
            <text:p>EXPLAIN ANALYZE CREATE TABLE centrality_3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0_origin LIMIT 300), <text:s text:c="8"/>ARRAY(SELECT net_id AS end_id FROM weight_sampling_1000_destination LIMIT 300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Sort <text:s/>(cost=5861.41..5863.91 rows=1000 width=64) (actual time=135694.339..135698.346 rows=33522 loops=1) <text:s text:c="3"/>Sort Key: (count(b.the_geom)) DESC <text:s text:c="3"/>Sort Method: quicksort <text:s/>Memory: 4941kB <text:s text:c="3"/>InitPlan 1 (returns $0) <text:s text:c="5"/>-&gt; <text:s/>Limit <text:s/>(cost=0.00..6.00 rows=300 width=8) (actual time=0.018..0.141 rows=300 loops=1) <text:s text:c="11"/>-&gt; <text:s/>Seq Scan on weight_sampling_1000_origin <text:s/>(cost=0.00..20.00 rows=1000 width=8) (actual time=0.017..0.099 rows=300 loops=1) <text:s text:c="3"/>InitPlan 2 (returns $1) <text:s text:c="5"/>-&gt; <text:s/>Limit <text:s/>(cost=0.00..6.00 rows=300 width=8) (actual time=0.011..0.149 rows=300 loops=1) <text:s text:c="11"/>-&gt; <text:s/>Seq Scan on weight_sampling_1000_destination <text:s/>(cost=0.00..20.00 rows=1000 width=8) (actual time=0.011..0.089 rows=300 loops=1) <text:s text:c="3"/>-&gt; <text:s/>GroupAggregate <text:s/>(cost=5779.58..5799.58 rows=1000 width=64) (actual time=126249.948..135676.451 rows=33522 loops=1) <text:s text:c="9"/>Group Key: b.id, b.the_geom <text:s text:c="9"/>-&gt; <text:s/>Sort <text:s/>(cost=5779.58..5782.08 rows=1000 width=56) (actual time=126249.771..129678.700 rows=15830824 loops=1) <text:s text:c="15"/>Sort Key: b.id, b.the_geom <text:s text:c="15"/>Sort Method: external merge <text:s/>Disk: 971528kB <text:s text:c="15"/>-&gt; <text:s/>Nested Loop Left Join <text:s/>(cost=0.67..5729.75 rows=1000 width=56) (actual time=51602.523..107427.600 rows=15830824 loops=1) <text:s text:c="21"/>-&gt; <text:s/>Function Scan on pgr_dijkstra <text:s/>(cost=0.25..10.25 rows=1000 width=8) (actual time=51588.317..55402.349 rows=15830824 loops=1) <text:s text:c="21"/>-&gt; <text:s/>Index Scan using idx_porto_alegre_net_largest_id on porto_alegre_net_largest b <text:s/>(cost=0.42..5.71 rows=1 width=56) (actual time=0.002..0.003 rows=1 loops=15830824) <text:s text:c="27"/>Index Cond: (id = pgr_dijkstra.edge) <text:s/>Planning Time: 0.628 ms <text:s/>Execution Time: 136039.719 ms 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28899" calcext:value-type="float">
            <text:p>28899</text:p>
          </table:table-cell>
          <table:table-cell office:value-type="float" office:value="5242" calcext:value-type="float">
            <text:p>5242</text:p>
          </table:table-cell>
          <table:table-cell office:value-type="float" office:value="79274.083" calcext:value-type="float">
            <text:p>79274.083</text:p>
          </table:table-cell>
          <table:table-cell office:value-type="string" calcext:value-type="string">
            <text:p>CREATE TEMP TABLE vertices_lookup_200 AS <text:s text:c="13"/>WITH all_pairs AS ( <text:s text:c="2"/>SELECT f.net_id AS fid, f.the_geom AS fgeom, <text:s text:c="9"/>t.net_id AS tid, t.the_geom AS tgeom <text:s text:c="4"/>FROM weight_sampling_200_origin AS f, <text:s text:c="9"/>weight_sampling_200_destination AS t ), vertices AS ( <text:s text:c="2"/>SELECT fid, tid, <text:s text:c="5"/>(SELECT id <text:s text:c="8"/>FROM porto_alegre_net_largest_vertices_pgr AS way <text:s text:c="7"/>ORDER BY way.the_geom &lt;-&gt; fgeom <text:s text:c="7"/>LIMIT 1) AS fv, <text:s text:c="5"/>(SELECT id <text:s text:c="8"/>FROM porto_alegre_net_largest_vertices_pgr AS way <text:s text:c="7"/>ORDER BY way.the_geom &lt;-&gt; tgeom <text:s text:c="7"/>LIMIT 1) AS tv <text:s text:c="2"/>FROM all_pairs ) SELECT * FROM vertices; ---- Number of OD SELECT count(*) FROM vertices_lookup_200; ---- Create index CREATE INDEX idx_vertices_lookup_200_fid ON vertices_lookup_200 USING hash(fid); CREATE INDEX idx_vertices_lookup_200_tid ON vertices_lookup_200 USING hash(tid); CREATE INDEX idx_vertices_lookup_200_fv ON vertices_lookup_200 USING hash(fv); CREATE INDEX idx_vertices_lookup_200_tv ON vertices_lookup_200 USING hash(tv); ---- Vacuum and clean VACUUM(full, ANALYZE) vertices_lookup_200; VACUUM(full, ANALYZE) porto_alegre_net_largest; ---- Run query using array_agg() EXPLAIN ANALYZE CREATE TABLE porto_2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2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<text:s/>Sort <text:s/>(cost=6761.23..6763.73 rows=1000 width=64) (actual time=79059.388..79063.123 rows=28899 loops=1) <text:s text:c="3"/>Sort Key: (count(b.the_geom)) DESC <text:s text:c="3"/>Sort Method: quicksort <text:s/>Memory: 3704kB <text:s text:c="3"/>CTE pgr_result <text:s text:c="5"/>-&gt; <text:s/>ProjectSet <text:s/>(cost=896.81..902.07 rows=1000 width=32) (actual time=21592.976..30680.043 rows=7164864 loops=1) <text:s text:c="11"/>-&gt; <text:s/>Aggregate <text:s/>(cost=896.81..896.82 rows=1 width=64) (actual time=18.337..18.340 rows=1 loops=1) <text:s text:c="17"/>-&gt; <text:s/>Seq Scan on vertices_lookup_200 <text:s/>(cost=0.00..696.20 rows=40120 width=16) (actual time=0.025..6.971 rows=40000 loops=1) <text:s text:c="3"/>-&gt; <text:s/>GroupAggregate <text:s/>(cost=5789.33..5809.33 rows=1000 width=64) (actual time=71984.918..79045.788 rows=28899 loops=1) <text:s text:c="9"/>Group Key: b.the_geom, b.id <text:s text:c="9"/>-&gt; <text:s/>Sort <text:s/>(cost=5789.33..5791.83 rows=1000 width=56) (actual time=71984.284..76384.564 rows=7164864 loops=1) <text:s text:c="15"/>Sort Key: b.the_geom, b.id <text:s text:c="15"/>Sort Method: external merge <text:s/>Disk: 439832kB <text:s text:c="15"/>-&gt; <text:s/>Nested Loop Left Join <text:s/>(cost=0.42..5739.50 rows=1000 width=56) (actual time=21595.854..62964.164 rows=7164864 loops=1) <text:s text:c="21"/>-&gt; <text:s/>CTE Scan on pgr_result <text:s/>(cost=0.00..20.00 rows=1000 width=32) (actual time=21592.990..34613.381 rows=7164864 loops=1) <text:s text:c="21"/>-&gt; <text:s/>Index Scan using idx_porto_alegre_net_largest_id on porto_alegre_net_largest b <text:s/>(cost=0.42..5.71 rows=1 width=56) (actual time=0.003..0.003 rows=1 loops=7164864) <text:s text:c="27"/>Index Cond: (id = (pgr_result.pgr_dijkstra).edge) <text:s/>Planning Time: 1.337 ms <text:s/>Execution Time: 79274.083 ms (18 rows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9:58:19.261285228</meta:creation-date>
    <dc:date>2024-10-10T10:04:29.536479109</dc:date>
    <meta:editing-duration>PT6M11S</meta:editing-duration>
    <meta:editing-cycles>1</meta:editing-cycles>
    <meta:document-statistic meta:table-count="1" meta:cell-count="80" meta:object-count="0"/>
    <meta:generator>LibreOffice/7.3.7.2$Linux_X86_64 LibreOffice_project/30$Build-2</meta:generator>
  </office:meta>
</office:document-meta>
</file>